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D000002492B924F9F1DB1F633.png" manifest:media-type="image/png"/>
  <manifest:file-entry manifest:full-path="Pictures/10000201000000BD000001BB6943BA29F5EC457F.png" manifest:media-type="image/png"/>
  <manifest:file-entry manifest:full-path="Pictures/10000000000001680000019B5FEC82D34DDCB560.png" manifest:media-type="image/png"/>
  <manifest:file-entry manifest:full-path="Pictures/10000000000001330000004A14AC343861CE7F18.png" manifest:media-type="image/png"/>
  <manifest:file-entry manifest:full-path="Pictures/100000000000011C0000003FDBAAA646A35F294B.png" manifest:media-type="image/png"/>
  <manifest:file-entry manifest:full-path="Pictures/1000000000000257000002053902A7615AFD63FC.png" manifest:media-type="image/png"/>
  <manifest:file-entry manifest:full-path="Pictures/10000000000000EB0000003A22EFB0908ADF807E.png" manifest:media-type="image/png"/>
  <manifest:file-entry manifest:full-path="Pictures/10000000000000DC0000002452590A67D46A5B4F.png" manifest:media-type="image/png"/>
  <manifest:file-entry manifest:full-path="Pictures/1000000000000210000000366760A6C556F0B27D.png" manifest:media-type="image/png"/>
  <manifest:file-entry manifest:full-path="Pictures/100000000000034400000184F4D406F89F88C8FD.png" manifest:media-type="image/png"/>
  <manifest:file-entry manifest:full-path="Pictures/1000000000000147000000404CB31C8C13662EC8.png" manifest:media-type="image/png"/>
  <manifest:file-entry manifest:full-path="Pictures/100000000000011500000030790D14578F0759C1.png" manifest:media-type="image/png"/>
  <manifest:file-entry manifest:full-path="Pictures/10000000000001570000003BAE39182FEC1EA26F.png" manifest:media-type="image/png"/>
  <manifest:file-entry manifest:full-path="Pictures/1000000000000123000000349E3DA95C4B655995.png" manifest:media-type="image/png"/>
  <manifest:file-entry manifest:full-path="Pictures/10000000000000F100000039591965924AA96025.png" manifest:media-type="image/png"/>
  <manifest:file-entry manifest:full-path="Pictures/10000000000002DD000000260E299859F7053DA8.png" manifest:media-type="image/png"/>
  <manifest:file-entry manifest:full-path="Pictures/10000000000000E7000000418D3B3F7E3B28A92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15.5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5.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Source Sans Pro Semibold" fo:font-size="26pt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使用 Sulp 构建你的 flow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初衷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1、简化flow，</text:p>
                <text:list>
                  <text:list-item>
                    <text:list>
                      <text:list-item>
                        <text:p>单一的flow</text:p>
                      </text:list-item>
                      <text:list-item>
                        <text:p>插件式的flow</text:p>
                      </text:list-item>
                      <text:list-item>
                        <text:p>瀑布流式的数据传递</text:p>
                      </text:list-item>
                    </text:list>
                  </text:list-item>
                </text:list>
              </text:list-item>
              <text:list-item>
                <text:p>2、统一sim、syn、fpga的flow平台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if demo的基本操作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1、clone 仓库</text:p>
              </text:list-item>
              <text:list-item>
                <text:p/>
              </text:list-item>
              <text:list-item>
                <text:p>2<text:span text:style-name="T1">、切换到</text:span><text:span text:style-name="T1">sulpur-sharp</text:span><text:span text:style-name="T1">分支</text:span></text:p>
              </text:list-item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3</text:span><text:span text:style-name="T1">、更新</text:span><text:span text:style-name="T1">submodule </text:span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9.39cm" svg:height="1.004cm" svg:x="2.81cm" svg:y="6.8cm">
          <draw:image xlink:href="Pictures/10000000000002DD000000260E299859F7053DA8.png" xlink:type="simple" xlink:show="embed" xlink:actuate="onLoad">
            <text:p/>
          </draw:image>
        </draw:frame>
        <draw:frame draw:style-name="gr2" draw:text-style-name="P2" draw:layer="layout" svg:width="5.819cm" svg:height="0.951cm" svg:x="2.8cm" svg:y="9.4cm">
          <draw:image xlink:href="Pictures/10000000000000DC0000002452590A67D46A5B4F.png" xlink:type="simple" xlink:show="embed" xlink:actuate="onLoad">
            <text:p/>
          </draw:image>
        </draw:frame>
        <draw:frame draw:style-name="gr2" draw:text-style-name="P2" draw:layer="layout" svg:width="8.649cm" svg:height="1.692cm" svg:x="2.751cm" svg:y="10.351cm">
          <draw:image xlink:href="Pictures/1000000000000147000000404CB31C8C13662EC8.png" xlink:type="simple" xlink:show="embed" xlink:actuate="onLoad">
            <text:p/>
          </draw:image>
        </draw:frame>
        <draw:frame draw:style-name="gr2" draw:text-style-name="P2" draw:layer="layout" svg:width="9.073cm" svg:height="1.559cm" svg:x="2.8cm" svg:y="11.641cm">
          <draw:image xlink:href="Pictures/10000000000001570000003BAE39182FEC1EA26F.png" xlink:type="simple" xlink:show="embed" xlink:actuate="onLoad">
            <text:p/>
          </draw:image>
        </draw:frame>
        <draw:frame draw:style-name="gr2" draw:text-style-name="P2" draw:layer="layout" svg:width="13.967cm" svg:height="1.427cm" svg:x="9.4cm" svg:y="13.6cm">
          <draw:image xlink:href="Pictures/1000000000000210000000366760A6C556F0B2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if demo的基本操作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4、source环境变量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5、生成sim使用的flis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7.327cm" svg:height="1.268cm" svg:x="8.273cm" svg:y="6.8cm">
          <draw:image xlink:href="Pictures/100000000000011500000030790D14578F0759C1.png" xlink:type="simple" xlink:show="embed" xlink:actuate="onLoad">
            <text:p/>
          </draw:image>
        </draw:frame>
        <draw:frame draw:style-name="gr2" draw:text-style-name="P2" draw:layer="layout" svg:width="6.374cm" svg:height="1.506cm" svg:x="8.241cm" svg:y="8.225cm">
          <draw:image xlink:href="Pictures/10000000000000F100000039591965924AA96025.png" xlink:type="simple" xlink:show="embed" xlink:actuate="onLoad">
            <text:p/>
          </draw:image>
        </draw:frame>
        <draw:frame draw:style-name="gr2" draw:text-style-name="P2" draw:layer="layout" svg:width="6.11cm" svg:height="1.718cm" svg:x="8.241cm" svg:y="9.682cm">
          <draw:image xlink:href="Pictures/10000000000000E7000000418D3B3F7E3B28A92F.png" xlink:type="simple" xlink:show="embed" xlink:actuate="onLoad">
            <text:p/>
          </draw:image>
        </draw:frame>
        <draw:frame draw:style-name="gr2" draw:text-style-name="P2" draw:layer="layout" svg:width="7.697cm" svg:height="1.374cm" svg:x="8.171cm" svg:y="14.829cm">
          <draw:image xlink:href="Pictures/1000000000000123000000349E3DA95C4B655995.png" xlink:type="simple" xlink:show="embed" xlink:actuate="onLoad">
            <text:p/>
          </draw:image>
        </draw:frame>
        <draw:frame draw:style-name="gr2" draw:text-style-name="P2" draw:layer="layout" svg:width="7.512cm" svg:height="1.665cm" svg:x="8.134cm" svg:y="16.479cm">
          <draw:image xlink:href="Pictures/100000000000011C0000003FDBAAA646A35F29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if demo的基本操作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6、执行仿真</text:p>
              </text:list-item>
              <text:list-item>
                <text:p/>
              </text:list-item>
              <text:list-item>
                <text:p/>
              </text:list-item>
              <text:list-item>
                <text:p>7。、打开波形</text:p>
              </text:list-item>
              <text:list-item>
                <text:p><text:s text:c="12"/></text:p>
              </text:list-item>
              <text:list-item>
                <text:p>8、背后的task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8.12cm" svg:height="1.956cm" svg:x="6.8cm" svg:y="6.044cm">
          <draw:image xlink:href="Pictures/10000000000001330000004A14AC343861CE7F18.png" xlink:type="simple" xlink:show="embed" xlink:actuate="onLoad">
            <text:p/>
          </draw:image>
        </draw:frame>
        <draw:frame draw:style-name="gr2" draw:text-style-name="P2" draw:layer="layout" svg:width="6.215cm" svg:height="1.533cm" svg:x="7.9cm" svg:y="9.067cm">
          <draw:image xlink:href="Pictures/10000000000000EB0000003A22EFB0908ADF807E.png" xlink:type="simple" xlink:show="embed" xlink:actuate="onLoad">
            <text:p/>
          </draw:image>
        </draw:frame>
        <draw:frame draw:style-name="gr2" draw:text-style-name="P2" draw:layer="layout" svg:width="9.522cm" svg:height="10.872cm" svg:x="15.078cm" svg:y="7.928cm">
          <draw:image xlink:href="Pictures/10000000000001680000019B5FEC82D34DDCB5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使用sulp-verif做独立模块的验证</text:p>
          </draw:text-box>
        </draw:frame>
        <draw:frame presentation:style-name="pr5" draw:layer="layout" svg:width="22.3cm" svg:height="10.9cm" svg:x="1.7cm" svg:y="5.6cm" presentation:class="outline" presentation:user-transformed="true">
          <draw:text-box draw:corner-radius="3.8cm">
            <text:list text:style-name="L2">
              <text:list-item>
                <text:p>1、指定flist</text:p>
              </text:list-item>
              <text:list-item>
                <text:p>2、指定与编译testcase</text:p>
              </text:list-item>
              <text:list-item>
                <text:p>3、编译scSuit lib</text:p>
              </text:list-item>
              <text:list-item>
                <text:p>4、vlog/elab</text:p>
              </text:list-item>
              <text:list-item>
                <text:p>5、si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if相关的tasks</text:p>
          </draw:text-box>
        </draw:frame>
        <draw:frame draw:style-name="gr2" draw:text-style-name="P2" draw:layer="layout" svg:width="15.845cm" svg:height="13.676cm" svg:x="5.155cm" svg:y="4.524cm">
          <draw:image xlink:href="Pictures/1000000000000257000002053902A7615AFD63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if flow数据流与设计思路</text:p>
          </draw:text-box>
        </draw:frame>
        <draw:frame draw:style-name="gr2" draw:text-style-name="P2" draw:layer="layout" svg:width="22.118cm" svg:height="12.265cm" svg:x="2.6cm" svg:y="5.735cm">
          <draw:image xlink:href="Pictures/100000000000034400000184F4D406F89F88C8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lp执行过程</text:p>
          </draw:text-box>
        </draw:frame>
        <draw:frame draw:style-name="gr2" draw:text-style-name="P2" draw:layer="layout" svg:width="5cm" svg:height="11.72cm" svg:x="1cm" svg:y="5cm">
          <draw:image xlink:href="Pictures/10000201000000BD000001BB6943BA29F5EC457F.png" xlink:type="simple" xlink:show="embed" xlink:actuate="onLoad">
            <text:p/>
          </draw:image>
        </draw:frame>
        <draw:frame draw:style-name="gr2" draw:text-style-name="P2" draw:layer="layout" svg:width="21.506cm" svg:height="15.475cm" svg:x="6.262cm" svg:y="4.068cm">
          <draw:image xlink:href="Pictures/100000000000032D000002492B924F9F1DB1F6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lp插件开发指南</text:p>
          </draw:text-box>
        </draw:frame>
        <draw:custom-shape draw:style-name="gr3" draw:text-style-name="P2" draw:layer="layout" svg:width="16cm" svg:height="2.4cm" svg:x="4.7cm" svg:y="5.4cm">
          <text:p text:style-name="P2">文件导入，路径处理层，参数注入:flow/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cm" svg:height="2.4cm" svg:x="4.7cm" svg:y="10.6cm">
          <text:p text:style-name="P2">参数捕获与命令生成执行：profil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cm" svg:height="2.4cm" svg:x="4.7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开发你的flow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1、基于ts开发gulp的task</text:p>
              </text:list-item>
              <text:list-item>
                <text:p/>
              </text:list-item>
              <text:list-item>
                <text:p>2、加入已有的脚本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3:20:27.600491629</meta:creation-date>
    <meta:editing-duration>PT2H46M</meta:editing-duration>
    <meta:editing-cycles>17</meta:editing-cycles>
    <meta:generator>LibreOffice/6.0.7.3$Linux_X86_64 LibreOffice_project/dc89aa7a9eabfd848af146d5086077aeed2ae4a5</meta:generator>
    <dc:title>Alizarin</dc:title>
    <dc:date>2020-03-23T18:58:58.758062147</dc:date>
    <meta:document-statistic meta:object-count="97"/>
  </office:meta>
</office:document-meta>
</file>